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2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h Morisse</meta:initial-creator>
    <meta:creation-date>2015-07-10T15:29:32.064830000</meta:creation-date>
    <dc:date>2015-07-10T15:30:05.960500000</dc:date>
    <dc:creator>Erich Morisse</dc:creator>
    <meta:editing-duration>PT35S</meta:editing-duration>
    <meta:editing-cycles>1</meta:editing-cycles>
    <meta:document-statistic meta:table-count="1" meta:cell-count="3" meta:object-count="0"/>
    <meta:generator>LibreOffice/4.3.6.2$MacOSX_x86 LibreOffice_project/d50a87b2e514536ed401c18000dad4660b6a169e</meta:generator>
  </office:meta>
</office:document-meta>
</file>